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000000359392B1D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9cm" fo:min-width="4.19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3.41cm" svg:height="18.999cm" svg:x="2.09cm" svg:y="5.801cm">
          <draw:image xlink:href="Pictures/100002010000042000000359392B1D23.png" xlink:type="simple" xlink:show="embed" xlink:actuate="onLoad">
            <text:p/>
          </draw:image>
        </draw:frame>
        <draw:custom-shape draw:style-name="gr2" draw:text-style-name="P1" draw:layer="layout" svg:width="4.695cm" svg:height="0.879cm" svg:x="4.2cm" svg:y="4.821cm">
          <text:p text:style-name="P2">Navigační pole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.695cm" svg:height="0.879cm" svg:x="10.105cm" svg:y="25.3cm">
          <text:p text:style-name="P2">Pole zobrazení</text:p>
          <draw:enhanced-geometry svg:viewBox="0 0 21600 21600" draw:mirror-horizontal="false" draw:type="line-callout-2" draw:modifiers="-10845.996592845 -28963.6363636364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.695cm" svg:height="0.879cm" svg:x="7.3cm" svg:y="10.421cm">
          <text:p text:style-name="P2">Horní graf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.695cm" svg:height="0.879cm" svg:x="8.4cm" svg:y="17.3cm">
          <text:p text:style-name="P2">Dolní graf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.695cm" svg:height="0.879cm" draw:transform="rotate (1.57184352434609) translate (0.705cm 10.3cm)">
          <text:p text:style-name="P3">Horní pravítko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5cm" svg:height="0.879cm" draw:transform="rotate (1.57184352434609) translate (0.721cm 19.8cm)">
          <text:p text:style-name="P3">Dolní pravítko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7-05-13T20:35:07.191108747</meta:creation-date>
    <dc:date>2017-05-13T20:54:57.452000056</dc:date>
    <dc:creator>zdenek </dc:creator>
    <meta:editing-duration>PT4M28S</meta:editing-duration>
    <meta:editing-cycles>2</meta:editing-cycles>
    <meta:generator>LibreOffice/4.4.3.2$Linux_X86_64 LibreOffice_project/40m0$Build-2</meta:generator>
    <meta:document-statistic meta:object-count="7"/>
  </office:meta>
</office:document-meta>
</file>